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5e2c"/>
    </style:style>
    <style:style style:name="P2" style:family="paragraph" style:parent-style-name="Standard">
      <style:text-properties officeooo:paragraph-rsid="0012581e"/>
    </style:style>
    <style:style style:name="P3" style:family="paragraph" style:parent-style-name="Standard">
      <style:text-properties officeooo:rsid="0012581e" officeooo:paragraph-rsid="0012581e"/>
    </style:style>
    <style:style style:name="T1" style:family="text">
      <style:text-properties officeooo:rsid="0012581e"/>
    </style:style>
    <style:style style:name="T2" style:family="text">
      <style:text-properties officeooo:rsid="001315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CRIZIONI USE CASES:</text:p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P1">AGGIUNGERE UN INGREDIENTE ALLA DISPENSA:</text:p>
      <text:p text:style-name="Standard"/>
      <text:p text:style-name="P1"><text:s text:c="2"/>SUMMARY:</text:p>
      <text:p text:style-name="Standard"><text:s text:c="2"/>Questo use case descrive come aggiungere un ingredienti nella dispensa</text:p>
      <text:p text:style-name="Standard"><text:s text:c="2"/>dell'utente</text:p>
      <text:p text:style-name="Standard"/>
      <text:p text:style-name="Standard"><text:s text:c="2"/>DESCRIZIONE:</text:p>
      <text:p text:style-name="P1"><text:s text:c="2"/>STEP 1:</text:p>
      <text:p text:style-name="Standard"><text:s text:c="4"/>aperta la dispensa dalla home, l'utente inserisce il nome dell'ingrediente</text:p>
      <text:p text:style-name="P1"><text:s text:c="4"/>nella barra di ricerca</text:p>
      <text:p text:style-name="Standard"/>
      <text:p text:style-name="P1"><text:s text:c="2"/>STEP 2:</text:p>
      <text:p text:style-name="P1"><text:s text:c="4"/>il sistema mostra gli ingredienti disponibili nel database a seconda del</text:p>
      <text:p text:style-name="P1"><text:s text:c="4"/>nome inserito nella barra [exception 1]</text:p>
      <text:p text:style-name="Standard"/>
      <text:p text:style-name="Standard"><text:s text:c="2"/>STEP 3:</text:p>
      <text:p text:style-name="Standard"><text:s text:c="4"/>l'utente sceglie tra le opzioni suggerite</text:p>
      <text:p text:style-name="Standard"/>
      <text:p text:style-name="Standard"><text:s text:c="2"/>STEP 4:</text:p>
      <text:p text:style-name="Standard"><text:s text:c="4"/>il sistema richiede all'utente di inserire la quantità dell'ingrediente</text:p>
      <text:p text:style-name="Standard"><text:s text:c="4"/>scelto [exception 2]</text:p>
      <text:p text:style-name="Standard"/>
      <text:p text:style-name="Standard"><text:s text:c="2"/>STEP 5:</text:p>
      <text:p text:style-name="Standard"><text:s text:c="4"/>l'utente conferma la scelta</text:p>
      <text:p text:style-name="Standard"/>
      <text:p text:style-name="Standard"><text:s text:c="2"/>STEP 6:</text:p>
      <text:p text:style-name="Standard"><text:s text:c="4"/>il sistema aggiunge l'ingrediente con la relativa quantità alla dispensa</text:p>
      <text:p text:style-name="Standard"/>
      <text:p text:style-name="Standard"/>
      <text:p text:style-name="Standard"><text:s text:c="2"/>ECCEZIONI:</text:p>
      <text:p text:style-name="Standard"><text:s text:c="2"/>[exception 1] se non c'è alcun ingrediente corrispondente al nome cercato</text:p>
      <text:p text:style-name="Standard"><text:s text:c="2"/>l'utente non può aggiungerlo</text:p>
      <text:p text:style-name="Standard"/>
      <text:p text:style-name="Standard"><text:s text:c="2"/>[exception 2] l'utente inserisce un numero non valido per la quantità, ovvero</text:p>
      <text:p text:style-name="Standard"><text:s text:c="2"/>valori inferiori o uguali a 0 o superiori al limite stabilito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Standard">VISUALIZZARE LA PAGINA DELLA RICETTA:</text:p>
      <text:p text:style-name="Standard"/>
      <text:p text:style-name="Standard"><text:s/>SUMMARY: </text:p>
      <text:p text:style-name="Standard"><text:s/>Questo use case descrive come l'utente non registrato interagirà con le pagine</text:p>
      <text:p text:style-name="Standard"><text:s/>delle ricette</text:p>
      <text:p text:style-name="Standard"/>
      <text:p text:style-name="Standard"><text:s/>DESCRIZIONE:</text:p>
      <text:p text:style-name="Standard"><text:s/>STEP 1:</text:p>
      <text:p text:style-name="Standard"><text:soft-page-break/><text:s text:c="4"/>l'utente apre la pagina della ricetta</text:p>
      <text:p text:style-name="Standard"/>
      <text:p text:style-name="Standard"><text:s/>STEP 2:</text:p>
      <text:p text:style-name="Standard"><text:s text:c="4"/>l'utente può visualizzare le informazioni riguardanti il piatto: </text:p>
      <text:p text:style-name="Standard"><text:s text:c="4"/>* nome piatto</text:p>
      <text:p text:style-name="Standard"><text:s text:c="4"/>* autore</text:p>
      <text:p text:style-name="Standard"><text:s text:c="4"/>* tempo previsto, costo, difficoltà</text:p>
      <text:p text:style-name="Standard"><text:s text:c="4"/>* filtri di dieta, allergeni e attrezzatura richiesta nella preparazione</text:p>
      <text:p text:style-name="Standard"><text:s text:c="6"/>(se "speciale" o meno)</text:p>
      <text:p text:style-name="Standard"><text:s text:c="4"/>* breve descrizione del piatto</text:p>
      <text:p text:style-name="Standard"><text:s text:c="4"/>* lista di ingredienti con le quantità richieste</text:p>
      <text:p text:style-name="Standard"><text:s text:c="4"/>* procedimenti</text:p>
      <text:p text:style-name="Standard"/>
      <text:p text:style-name="Standard"><text:s text:c="4"/>Contemporaneamente può aprire la galleria con le foto di tutte le</text:p>
      <text:p text:style-name="Standard"><text:s text:c="4"/>ricreazioni di piatti caricate nei commenti, leggere i commenti che gli</text:p>
      <text:p text:style-name="Standard"><text:s text:c="4"/>altri utenti hanno lasciato nella pagine [extension 1]</text:p>
      <text:p text:style-name="Standard"><text:s text:c="4"/></text:p>
      <text:p text:style-name="Standard"/>
      <text:p text:style-name="Standard"><text:s/>ECCEZIONI:</text:p>
      <text:p text:style-name="Standard"/>
      <text:p text:style-name="Standard"><text:s/>ESTENSIONI:</text:p>
      <text:p text:style-name="Standard"><text:s text:c="4"/>[extension 1] l'utente può segnalare i commenti e il sistema in automatico</text:p>
      <text:p text:style-name="Standard"><text:s text:c="4"/>notificare i moderatori</text:p>
      <text:p text:style-name="Standard"/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Standard">TUTORIAL:</text:p>
      <text:p text:style-name="Standard"/>
      <text:p text:style-name="Standard"><text:s/>SUMMARY:</text:p>
      <text:p text:style-name="Standard"><text:s/>Questo use case descriverà come un utente viene introdotto alle funzionalità</text:p>
      <text:p text:style-name="Standard"><text:s/>principali dell'applicazione attraverso un tutorial</text:p>
      <text:p text:style-name="Standard"/>
      <text:p text:style-name="Standard"><text:s/>DESCRIZIONE:</text:p>
      <text:p text:style-name="Standard"><text:s/>STEP 1:</text:p>
      <text:p text:style-name="Standard"><text:s text:c="4"/><text:span text:style-name="T1">se l’utente visita la pagina della home per la prima volta automaticamente si apre la pagina del tutorial</text:span> [extension 1] </text:p>
      <text:p text:style-name="Standard"/>
      <text:p text:style-name="Standard"><text:s/>STEP 2:</text:p>
      <text:p text:style-name="Standard"><text:s text:c="4"/>l'utente visualizza le immagini di ogni pagina dell'applicazione con</text:p>
      <text:p text:style-name="Standard"><text:s text:c="4"/>opportune descrizioni e indicazioni sulle funzioni di ciascuna <text:s/><text:span text:style-name="T1">[extension 2]</text:span></text:p>
      <text:p text:style-name="Standard"/>
      <text:p text:style-name="P3"><text:s/>STEP 3:</text:p>
      <text:p text:style-name="P3"><text:s text:c="4"/>l’utente chiude la pagina del tutorial</text:p>
      <text:p text:style-name="P3"/>
      <text:p text:style-name="P3"><text:s/>STEP 4:</text:p>
      <text:p text:style-name="P3"><text:s text:c="4"/>il sistema mostra all’utente dove poter rivisitare il tutorial nella home</text:p>
      <text:p text:style-name="Standard"/>
      <text:p text:style-name="Standard"><text:s/>ECCEZIONI:</text:p>
      <text:p text:style-name="Standard"/>
      <text:p text:style-name="Standard"><text:s/>ESTENSIONI:</text:p>
      <text:p text:style-name="P2"><text:soft-page-break/><text:s text:c="4"/>[extension 1] se <text:span text:style-name="T1">non è la prima visita della pagina il tutorial sarà comunque accessibile dalla home in ogni momento</text:span></text:p>
      <text:p text:style-name="P2"/>
      <text:p text:style-name="P2"><text:span text:style-name="T1"><text:s text:c="4"/>[extension 2] l’utente può saltare il tutorial, </text:span><text:span text:style-name="T2">portando quindi alla chiusura della pagina stessa</text:span><text:span text:style-name="T1"> </text:span>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Standard">RICERCA RICETTE:</text:p>
      <text:p text:style-name="Standard"/>
      <text:p text:style-name="Standard"><text:s/>SUMMARY:</text:p>
      <text:p text:style-name="Standard"><text:s/>Questo use case descriverà come un utente non registrato può ricercare ricette</text:p>
      <text:p text:style-name="Standard"><text:s/>nella home</text:p>
      <text:p text:style-name="Standard"/>
      <text:p text:style-name="Standard"><text:s/>DESCRIZIONE:</text:p>
      <text:p text:style-name="Standard"><text:s/>STEP 1:</text:p>
      <text:p text:style-name="Standard"><text:s text:c="4"/>l'utente visualizza la pagina di ricerca [exception 1] [extension 1]</text:p>
      <text:p text:style-name="Standard"/>
      <text:p text:style-name="Standard"><text:s/>STEP 2:</text:p>
      <text:p text:style-name="Standard"><text:s text:c="4"/>l'utente avvia la ricerca</text:p>
      <text:p text:style-name="Standard"/>
      <text:p text:style-name="Standard"><text:s/>STEP 5:</text:p>
      <text:p text:style-name="Standard"><text:s text:c="4"/>il sistema filtra dal database le ricette che rispettano i parametri</text:p>
      <text:p text:style-name="Standard"><text:s text:c="4"/>inseriti e i cui ingredienti sono presenti nella dispensa dell'utente e li</text:p>
      <text:p text:style-name="Standard"><text:s text:c="4"/>visualizza nella pagina</text:p>
      <text:p text:style-name="Standard"/>
      <text:p text:style-name="Standard"><text:s/>ECCEZIONI:</text:p>
      <text:p text:style-name="Standard"><text:s text:c="4"/>[exception 1] se l'utente non ha nessun ingrediente in dispensa visualizza</text:p>
      <text:p text:style-name="Standard"><text:s text:c="4"/>un warning e non può cercare ricette </text:p>
      <text:p text:style-name="Standard"/>
      <text:p text:style-name="Standard"><text:s/>ESTENSIONI:</text:p>
      <text:p text:style-name="Standard"><text:s text:c="4"/>[extension 1] se l'utente vuole raffinare la ricerca può:</text:p>
      <text:p text:style-name="Standard"><text:s text:c="4"/>* inserire il nome del piatto cercato</text:p>
      <text:p text:style-name="Standard"><text:s text:c="4"/>* seleziona nella dispensa un ingrediente che dovrà essere presente in</text:p>
      <text:p text:style-name="Standard"><text:s text:c="6"/>tutte le ricette risultanto</text:p>
      <text:p text:style-name="Standard"><text:s text:c="4"/>* selezionare dei filtri di allergeni, dieta, tipi e/o attrezzatura speciale</text:p>
      <text:p text:style-name="Standard"><text:s text:c="4"/>* selezionare l'ordine (ascendente o discente a sua scelta) in cui i</text:p>
      <text:p text:style-name="Standard"><text:s text:c="6"/>risultati compariranno: per tempo, per costo, difficoltà e rating </text:p>
      <text:p text:style-name="Standard"/>
      <text:p text:style-name="Standard"><text:s text:c="4"/>non è necessario utilizzare tutti gli strumenti di raffinamento, se ne può</text:p>
      <text:p text:style-name="Standard"><text:s text:c="4"/>usare uno indipendentemente dall'altro</text:p>
      <text:p text:style-name="Standard"/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Standard">REGISTRAZIONE:</text:p>
      <text:p text:style-name="Standard"/>
      <text:p text:style-name="Standard"><text:s/>SUMMARY:</text:p>
      <text:p text:style-name="Standard"><text:s/>Questo use case descriverà come un utente non registrato può fare un account</text:p>
      <text:p text:style-name="Standard"/>
      <text:p text:style-name="Standard"><text:s/>DESCRIZIONE:</text:p>
      <text:p text:style-name="Standard"><text:soft-page-break/><text:s/>STEP 1:</text:p>
      <text:p text:style-name="Standard"><text:s text:c="4"/>l'utente inserisce le credenziali, che compredono user name [exception 1],</text:p>
      <text:p text:style-name="Standard"><text:s text:c="4"/>email, password [exception 2] e password di conferma</text:p>
      <text:p text:style-name="Standard"><text:s text:c="4"/>[exception 3]. Inoltre legge e accetta termini e condizioni [exception 4]</text:p>
      <text:p text:style-name="Standard"/>
      <text:p text:style-name="Standard"><text:s/>STEP 2:</text:p>
      <text:p text:style-name="Standard"><text:s text:c="4"/>l'utente conferma i dati [exception 5]</text:p>
      <text:p text:style-name="Standard"/>
      <text:p text:style-name="Standard"><text:s/>STEP 5:</text:p>
      <text:p text:style-name="Standard"><text:s text:c="4"/>il sistema attraverso un API invia un email per confermare l'account</text:p>
      <text:p text:style-name="Standard"><text:s text:c="4"/>[exception 6]</text:p>
      <text:p text:style-name="Standard"/>
      <text:p text:style-name="Standard"><text:s/>STEP 6:</text:p>
      <text:p text:style-name="Standard"><text:s text:c="4"/>l'utente visualizza la pagina del suo account</text:p>
      <text:p text:style-name="Standard"/>
      <text:p text:style-name="Standard"><text:s/>ECCEZIONI:</text:p>
      <text:p text:style-name="Standard"><text:s text:c="4"/>[exception 1] se il nome utente inserito è già associato ad un altro</text:p>
      <text:p text:style-name="Standard"><text:s text:c="4"/>account visualizza uno warning </text:p>
      <text:p text:style-name="Standard"><text:s text:c="4"/></text:p>
      <text:p text:style-name="Standard"><text:s text:c="4"/>[exception 2] se la password non ha minimo 8 caratteri e almeno 1 carattere</text:p>
      <text:p text:style-name="Standard"><text:s text:c="4"/>maiuscolo, uno minuscolo, un carattere speciale e un numero visualizza un</text:p>
      <text:p text:style-name="Standard"><text:s text:c="4"/>warning</text:p>
      <text:p text:style-name="Standard"/>
      <text:p text:style-name="Standard"><text:s text:c="4"/>[exception 3] se la password di conferma non coincide con quella inserita</text:p>
      <text:p text:style-name="Standard"><text:s text:c="4"/>prima, visualizza uno warning </text:p>
      <text:p text:style-name="Standard"><text:s text:c="4"/></text:p>
      <text:p text:style-name="Standard"><text:s text:c="4"/>[exception 4] se l'utente non accetta i temini e le condizioni, visualizza</text:p>
      <text:p text:style-name="Standard"><text:s text:c="4"/>uno warning</text:p>
      <text:p text:style-name="Standard"/>
      <text:p text:style-name="Standard"><text:s text:c="4"/>[exception 5] se c'è un qualsiasi warning attivo l'utente non può</text:p>
      <text:p text:style-name="Standard"><text:s text:c="4"/>confermare i dati </text:p>
      <text:p text:style-name="Standard"><text:s text:c="4"/></text:p>
      <text:p text:style-name="Standard"><text:s text:c="4"/>[exception 6] se l'email non esiste o l'utente non conferma l'account dal</text:p>
      <text:p text:style-name="Standard"><text:s text:c="4"/>link fornito via email entro 1 giorno dalla spedizione, l'account non viene</text:p>
      <text:p text:style-name="Standard"><text:s text:c="4"/>registrato e tutti i dati inseriti nella pagina di registrazione vengono</text:p>
      <text:p text:style-name="Standard"><text:s text:c="4"/>persi</text:p>
      <text:p text:style-name="Standard"/>
      <text:p text:style-name="Standard"><text:s/>ESTENSIONI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5:56:38.604320677</meta:creation-date>
    <dc:date>2022-10-26T08:55:39.803286137</dc:date>
    <meta:editing-duration>PT2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40" meta:word-count="751" meta:character-count="5751" meta:non-whitespace-character-count="4752"/>
  </office:meta>
</office:document-meta>
</file>